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gredientes:</text:p>
      <text:p text:style-name="Standard">- sartén ( objeto con mango que tiene una parte honda )</text:p>
      <text:p text:style-name="Standard">- Aceite ( botella que contiene un líquido espeso)</text:p>
      <text:p text:style-name="Standard">- huevo ( cuerpo ovalado)</text:p>
      <text:p text:style-name="Standard">- sal ( pequeño frasco con pequeños granos dentro)</text:p>
      <text:p text:style-name="Standard"/>
      <text:p text:style-name="Standard">proceso:</text:p>
      <text:p text:style-name="Standard">1.-Para realizar el huevo frito tendrás estirar el brazo y abrir la mano, ponerla debajo</text:p>
      <text:p text:style-name="Standard">del mango de la sartén (parte saliente de la sartén) y agarralo.</text:p>
      <text:p text:style-name="Standard"/>
      <text:p text:style-name="Standard">2- Mover el brazo y poner la sartén en la hornilla, que es un hueco con unas rejillas. Colocas la sartén encima de una de las rejillas con la parte honda hacia arriba.</text:p>
      <text:p text:style-name="Standard"/>
      <text:p text:style-name="Standard">3.-Después date la vuelta, levanta el brazo y abre la mano, ponla al lado del aceite y</text:p>
      <text:p text:style-name="Standard">agarralo, girate,</text:p>
      <text:p text:style-name="Standard"/>
      <text:p text:style-name="Standard">4.-Pon la mano encima de la sartén y gira la mano 45º a la izquierda para echar aceite durante 3 segundos, pasados los 3 segundos girar la mano hacia la derecha 45º, mover el brazo y colocar el aceite. </text:p>
      <text:p text:style-name="Standard"/>
      <text:p text:style-name="Standard">5.-Seguidamente te encenderé la hornilla y esperamos 3 minutos para que asciendan los grados del aceite y poder hacer el huevo correctamente.</text:p>
      <text:p text:style-name="Standard"/>
      <text:p text:style-name="Standard">6.-Una vez pasados los tres minutos, mueve el brazo hacia la derecha, abre la mano</text:p>
      <text:p text:style-name="Standard">y agarra el huevo, seguidamente, dale pequeños golpes al huevo, pon la mano</text:p>
      <text:p text:style-name="Standard">encima de la sartén y con ayuda del otro brazo abre el huevo para que caiga dentro</text:p>
      <text:p text:style-name="Standard">de la sartén. </text:p>
      <text:p text:style-name="Standard"/>
      <text:p text:style-name="Standard">7.-Después gira a la derecha 45º levanta el brazo y agarra la rasera ( objeto que yo te proporcionaré) vuelve a girar 45 grados esta vez hacia la izquierda. baja la mano, agarra el pomo (parte saliente) del mueble y tira hacia ti, </text:p>
      <text:p text:style-name="Standard"/>
      <text:p text:style-name="Standard">8.-una vez abierto coge un plato , que es un objeto llano hecho para verter el huevo, empuja la</text:p>
      <text:p text:style-name="Standard">puerta del armario, levanta el plato y pon el brazo a unos 30 cm a la izquierda de la sartén, después abre la mano y deja ahí el plato.</text:p>
      <text:p text:style-name="Standard"/>
      <text:p text:style-name="Standard">9.- Esperar unos 4 minutos y bajar la mano con la rasera, coger el huevo con esta y mover el brazo 30 cm hacia la izquierda, bajar la mano con cuidado y colocar el huevo en el plato.</text:p>
      <text:p text:style-name="Standard"/>
      <text:p text:style-name="Standard">10.-Finalmente gira 90º y levanta el brazo, abre la mano y agarra la sal, vuelve a girar</text:p>
      <text:p text:style-name="Standard">90 º, sube el brazo hasta estar encima del huevo y mueve la mano levemente hacia</text:p>
      <text:p text:style-name="Standard">la izquierda y hacia la derecha moviendo la sal 2 o 3 veces.</text:p>
      <text:p text:style-name="Standard">11.- después gira 90º, baja el brazo y suelta la sal donde estaba. El huevo ya estará hecho.</text:p>
      <text:p text:style-name="Standard"/>
      <text:p text:style-name="Standard"/>
      <text:p text:style-name="Standard">Christian Campos Jiménez. 1ºD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2S</meta:editing-duration>
    <meta:editing-cycles>3</meta:editing-cycles>
    <meta:generator>OpenOffice/4.1.2$Win32 OpenOffice.org_project/412m3$Build-9782</meta:generator>
    <dc:date>2019-10-23T20:26:15.85</dc:date>
    <meta:document-statistic meta:table-count="0" meta:image-count="0" meta:object-count="0" meta:page-count="1" meta:paragraph-count="26" meta:word-count="422" meta:character-count="2213"/>
    <dc:creator>Cristian Campos Jiménez</dc:creator>
    <meta:user-defined meta:name="Info 1"/>
    <meta:user-defined meta:name="Info 2"/>
    <meta:user-defined meta:name="Info 3"/>
    <meta:user-defined meta:name="Info 4"/>
  </office:meta>
</office:document-meta>
</file>